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7535in" table:align="left" style:shadow="none" style:may-break-between-rows="true" table:border-model="collapsing"/>
    </style:style>
    <style:style style:name="Table1.A" style:family="table-column">
      <style:table-column-properties style:column-width="0.4736in"/>
    </style:style>
    <style:style style:name="Table1.B" style:family="table-column">
      <style:table-column-properties style:column-width="1.941in"/>
    </style:style>
    <style:style style:name="Table1.C" style:family="table-column">
      <style:table-column-properties style:column-width="2.3389in"/>
    </style:style>
    <style:style style:name="Table1.A1" style:family="table-cell">
      <style:table-cell-properties fo:background-color="transparent" fo:padding="0.0382in" fo:border="none" style:writing-mode="page">
        <style:background-image/>
      </style:table-cell-properties>
    </style:style>
    <style:style style:name="Table1.3" style:family="table-row">
      <style:table-row-properties fo:keep-together="auto"/>
    </style:style>
    <style:style style:name="Table2" style:family="table">
      <style:table-properties style:width="1.2292in" table:align="left"/>
    </style:style>
    <style:style style:name="Table2.A" style:family="table-column">
      <style:table-column-properties style:column-width="0.2917in"/>
    </style:style>
    <style:style style:name="Table2.B" style:family="table-column">
      <style:table-column-properties style:column-width="0.3125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1.2292in" table:align="left"/>
    </style:style>
    <style:style style:name="Table3.A" style:family="table-column">
      <style:table-column-properties style:column-width="0.2917in"/>
    </style:style>
    <style:style style:name="Table3.B" style:family="table-column">
      <style:table-column-properties style:column-width="0.3125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1.2292in" table:align="left"/>
    </style:style>
    <style:style style:name="Table4.A" style:family="table-column">
      <style:table-column-properties style:column-width="0.2917in"/>
    </style:style>
    <style:style style:name="Table4.B" style:family="table-column">
      <style:table-column-properties style:column-width="0.3125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5" style:family="table">
      <style:table-properties style:width="1.2292in" table:align="left"/>
    </style:style>
    <style:style style:name="Table5.A" style:family="table-column">
      <style:table-column-properties style:column-width="0.2917in"/>
    </style:style>
    <style:style style:name="Table5.B" style:family="table-column">
      <style:table-column-properties style:column-width="0.3125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1.2292in" table:align="left"/>
    </style:style>
    <style:style style:name="Table6.A" style:family="table-column">
      <style:table-column-properties style:column-width="0.2917in"/>
    </style:style>
    <style:style style:name="Table6.B" style:family="table-column">
      <style:table-column-properties style:column-width="0.3125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19985" officeooo:paragraph-rsid="00119985" style:font-weight-asian="bold" style:font-weight-complex="bold"/>
    </style:style>
    <style:style style:name="P3" style:family="paragraph" style:parent-style-name="Standard">
      <style:text-properties fo:font-weight="bold" officeooo:rsid="0012cb03" officeooo:paragraph-rsid="0012cb03" style:font-weight-asian="bold" style:font-weight-complex="bold"/>
    </style:style>
    <style:style style:name="P4" style:family="paragraph" style:parent-style-name="Standard">
      <style:text-properties fo:font-weight="bold" officeooo:rsid="00134946" officeooo:paragraph-rsid="00134946" style:font-weight-asian="bold" style:font-weight-complex="bold"/>
    </style:style>
    <style:style style:name="P5" style:family="paragraph" style:parent-style-name="Standard">
      <style:paragraph-properties fo:break-before="page"/>
      <style:text-properties fo:font-weight="bold" officeooo:rsid="0014a611" officeooo:paragraph-rsid="0014a611" style:font-weight-asian="bold" style:font-weight-complex="bold"/>
    </style:style>
    <style:style style:name="P6" style:family="paragraph" style:parent-style-name="Standard">
      <style:text-properties fo:font-weight="bold" officeooo:rsid="0014a611" officeooo:paragraph-rsid="0014a611" style:font-weight-asian="bold" style:font-weight-complex="bold"/>
    </style:style>
    <style:style style:name="P7" style:family="paragraph" style:parent-style-name="Standard">
      <style:text-properties fo:font-weight="normal" officeooo:rsid="00119985" officeooo:paragraph-rsid="00119985" style:font-weight-asian="normal" style:font-weight-complex="normal"/>
    </style:style>
    <style:style style:name="P8" style:family="paragraph" style:parent-style-name="Standard">
      <style:text-properties fo:font-weight="normal" officeooo:rsid="00134946" officeooo:paragraph-rsid="00134946" style:font-weight-asian="normal" style:font-weight-complex="normal"/>
    </style:style>
    <style:style style:name="P9" style:family="paragraph" style:parent-style-name="Standard">
      <style:text-properties fo:font-weight="normal" officeooo:rsid="0014a611" officeooo:paragraph-rsid="0014a611" style:font-weight-asian="normal" style:font-weight-complex="normal"/>
    </style:style>
    <style:style style:name="P10" style:family="paragraph" style:parent-style-name="Standard">
      <style:text-properties style:text-position="0% 100%" fo:font-weight="normal" officeooo:rsid="0015518a" officeooo:paragraph-rsid="0015518a" style:font-weight-asian="normal" style:font-weight-complex="normal"/>
    </style:style>
    <style:style style:name="P11" style:family="paragraph" style:parent-style-name="Standard">
      <style:paragraph-properties fo:break-before="page"/>
      <style:text-properties style:text-position="0% 100%" fo:font-weight="normal" officeooo:rsid="0017064d" officeooo:paragraph-rsid="0017064d" style:font-weight-asian="normal" style:font-weight-complex="normal"/>
    </style:style>
    <style:style style:name="P12" style:family="paragraph" style:parent-style-name="Standard">
      <style:text-properties style:text-position="0% 100%" fo:font-weight="normal" officeooo:rsid="0017d9b3" officeooo:paragraph-rsid="0017d9b3" style:font-weight-asian="normal" style:font-weight-complex="normal"/>
    </style:style>
    <style:style style:name="P13" style:family="paragraph" style:parent-style-name="Standard">
      <style:text-properties style:text-position="0% 100%" fo:font-weight="normal" officeooo:rsid="0017f8e3" officeooo:paragraph-rsid="0017f8e3" style:font-weight-asian="normal" style:font-weight-complex="normal"/>
    </style:style>
    <style:style style:name="P14" style:family="paragraph" style:parent-style-name="Standard">
      <style:text-properties style:text-position="0% 100%" fo:font-weight="normal" officeooo:rsid="001b001d" officeooo:paragraph-rsid="001b001d" style:font-weight-asian="normal" style:font-weight-complex="normal"/>
    </style:style>
    <style:style style:name="P15" style:family="paragraph" style:parent-style-name="Standard">
      <style:text-properties style:text-position="0% 100%" fo:font-weight="bold" officeooo:rsid="0014a611" officeooo:paragraph-rsid="0014a611" style:font-weight-asian="bold" style:font-weight-complex="bold"/>
    </style:style>
    <style:style style:name="P16" style:family="paragraph" style:parent-style-name="Standard">
      <style:paragraph-properties fo:break-before="page"/>
      <style:text-properties style:text-position="0% 100%" fo:font-weight="bold" officeooo:rsid="0017064d" officeooo:paragraph-rsid="0017064d" style:font-weight-asian="bold" style:font-weight-complex="bold"/>
    </style:style>
    <style:style style:name="P17" style:family="paragraph" style:parent-style-name="Standard">
      <style:text-properties style:text-position="0% 100%" fo:font-weight="bold" officeooo:rsid="0017064d" officeooo:paragraph-rsid="0017064d" style:font-weight-asian="bold" style:font-weight-complex="bold"/>
    </style:style>
    <style:style style:name="P18" style:family="paragraph" style:parent-style-name="Standard">
      <style:text-properties style:text-position="0% 100%" fo:font-weight="bold" officeooo:rsid="0017d9b3" officeooo:paragraph-rsid="0017d9b3" style:font-weight-asian="bold" style:font-weight-complex="bold"/>
    </style:style>
    <style:style style:name="P19" style:family="paragraph" style:parent-style-name="Standard">
      <style:text-properties style:text-position="0% 100%" fo:font-weight="bold" officeooo:rsid="0017f8e3" officeooo:paragraph-rsid="0017f8e3" style:font-weight-asian="bold" style:font-weight-complex="bold"/>
    </style:style>
    <style:style style:name="P20" style:family="paragraph" style:parent-style-name="Standard">
      <style:text-properties style:text-position="0% 100%" fo:font-weight="bold" officeooo:rsid="001b001d" officeooo:paragraph-rsid="001b001d" style:font-weight-asian="bold" style:font-weight-complex="bold"/>
    </style:style>
    <style:style style:name="P21" style:family="paragraph" style:parent-style-name="Standard">
      <style:text-properties style:text-position="0% 100%" fo:font-style="normal" fo:font-weight="normal" officeooo:rsid="001b001d" officeooo:paragraph-rsid="001b001d" style:font-style-asian="normal" style:font-weight-asian="normal" style:font-style-complex="normal" style:font-weight-complex="normal"/>
    </style:style>
    <style:style style:name="P22" style:family="paragraph" style:parent-style-name="Standard">
      <style:paragraph-properties fo:break-before="page"/>
      <style:text-properties style:text-position="0% 100%" fo:font-style="normal" fo:font-weight="normal" officeooo:rsid="001b001d" officeooo:paragraph-rsid="001b001d" style:font-style-asian="normal" style:font-weight-asian="normal" style:font-style-complex="normal" style:font-weight-complex="normal"/>
    </style:style>
    <style:style style:name="P23" style:family="paragraph" style:parent-style-name="Standard">
      <style:text-properties style:text-position="0% 100%" fo:font-style="normal" fo:font-weight="normal" officeooo:rsid="001dc286" officeooo:paragraph-rsid="001dc286" style:font-style-asian="normal" style:font-weight-asian="normal" style:font-style-complex="normal" style:font-weight-complex="normal"/>
    </style:style>
    <style:style style:name="P24" style:family="paragraph" style:parent-style-name="Standard">
      <style:text-properties style:text-position="0% 100%" fo:font-style="normal" fo:font-weight="normal" officeooo:rsid="001f07fd" officeooo:paragraph-rsid="001f07fd" style:font-style-asian="normal" style:font-weight-asian="normal" style:font-style-complex="normal" style:font-weight-complex="normal"/>
    </style:style>
    <style:style style:name="P25" style:family="paragraph" style:parent-style-name="Standard">
      <style:text-properties style:text-position="0% 100%" fo:font-style="normal" fo:font-weight="normal" officeooo:rsid="0020d635" officeooo:paragraph-rsid="0020d635" style:font-style-asian="normal" style:font-weight-asian="normal" style:font-style-complex="normal" style:font-weight-complex="normal"/>
    </style:style>
    <style:style style:name="P26" style:family="paragraph" style:parent-style-name="Standard">
      <style:text-properties style:text-position="0% 100%" fo:font-style="normal" fo:font-weight="bold" officeooo:rsid="001b001d" officeooo:paragraph-rsid="001b001d" style:font-style-asian="normal" style:font-weight-asian="bold" style:font-style-complex="normal" style:font-weight-complex="bold"/>
    </style:style>
    <style:style style:name="P27" style:family="paragraph" style:parent-style-name="Standard">
      <style:text-properties style:text-position="0% 100%" fo:font-style="normal" fo:font-weight="bold" officeooo:rsid="001dc286" officeooo:paragraph-rsid="001dc286" style:font-style-asian="normal" style:font-weight-asian="bold" style:font-style-complex="normal" style:font-weight-complex="bold"/>
    </style:style>
    <style:style style:name="P28" style:family="paragraph" style:parent-style-name="Standard">
      <style:text-properties style:text-position="0% 100%" fo:font-style="normal" fo:font-weight="bold" officeooo:rsid="001f07fd" officeooo:paragraph-rsid="001f07fd" style:font-style-asian="normal" style:font-weight-asian="bold" style:font-style-complex="normal" style:font-weight-complex="bold"/>
    </style:style>
    <style:style style:name="P29" style:family="paragraph" style:parent-style-name="Standard">
      <style:text-properties style:text-position="0% 100%" fo:font-style="normal" style:text-underline-style="solid" style:text-underline-width="auto" style:text-underline-color="font-color" fo:font-weight="normal" officeooo:rsid="0020d635" officeooo:paragraph-rsid="0020d635" style:font-style-asian="normal" style:font-weight-asian="normal" style:font-style-complex="normal" style:font-weight-complex="normal"/>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cb03" officeooo:paragraph-rsid="0012cb0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officeooo:rsid="0017d9b3" officeooo:paragraph-rsid="0017d9b3"/>
    </style:style>
    <style:style style:name="P33" style:family="paragraph" style:parent-style-name="Table_20_Contents">
      <style:text-properties officeooo:rsid="0017f8e3" officeooo:paragraph-rsid="0017f8e3"/>
    </style:style>
    <style:style style:name="P34" style:family="paragraph" style:parent-style-name="Table_20_Contents">
      <style:text-properties officeooo:rsid="001904cf" officeooo:paragraph-rsid="001904cf"/>
    </style:style>
    <style:style style:name="P35" style:family="paragraph">
      <style:paragraph-properties fo:text-align="center"/>
    </style:style>
    <style:style style:name="P36" style:family="paragraph">
      <loext:graphic-properties draw:fill="none" draw:fill-color="#ffffff"/>
    </style:style>
    <style:style style:name="P37" style:family="paragraph">
      <style:paragraph-properties fo:text-align="center"/>
      <style:text-properties fo:font-style="italic" fo:font-weight="bold"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34946"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14a611"/>
    </style:style>
    <style:style style:name="T7" style:family="text">
      <style:text-properties officeooo:rsid="0015518a"/>
    </style:style>
    <style:style style:name="T8" style:family="text">
      <style:text-properties style:text-position="super 58%"/>
    </style:style>
    <style:style style:name="T9" style:family="text">
      <style:text-properties style:text-position="super 58%" officeooo:rsid="0015518a"/>
    </style:style>
    <style:style style:name="T10" style:family="text">
      <style:text-properties officeooo:rsid="0020d635"/>
    </style:style>
    <style:style style:name="T11" style:family="text">
      <style:text-properties fo:font-style="italic" fo:font-weight="bold" style:font-style-asian="italic" style:font-weight-asian="bold" style:font-style-complex="italic" style:font-weight-complex="bold"/>
    </style:style>
    <style:style style:name="gr1" style:family="graphic">
      <style:graphic-properties draw:marker-end="Arrowheads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heads_20_1" draw:textarea-horizontal-align="justify" draw:textarea-vertical-align="middle" draw:auto-grow-height="false" fo:min-height="0.2437in" fo:min-width="0.243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marker-end="" draw:textarea-horizontal-align="justify" draw:textarea-vertical-align="middle" draw:auto-grow-height="false" fo:min-height="0.2437in" fo:min-width="0.243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marker-end=""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heads_20_1" draw:textarea-horizontal-align="justify" draw:textarea-vertical-align="middle" draw:auto-grow-height="false" fo:min-height="0.2516in" fo:min-width="0.2516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draw:fill="none" draw:fill-color="#ffffff" fo:min-height="0.693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marker-start="Arrowheads_20_1" draw:marker-end=""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8" style:family="graphic">
      <style:graphic-properties draw:marker-end="Arrowheads_20_1" draw:textarea-horizontal-align="justify" draw:textarea-vertical-align="middle" draw:auto-grow-height="false" fo:min-height="0.6937in" fo:min-width="0.693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justify" draw:textarea-vertical-align="middle" draw:auto-grow-height="false" fo:min-height="0.6937in" fo:min-width="0.693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marker-end="Arrowheads_20_1" draw:textarea-horizontal-align="justify" draw:textarea-vertical-align="middle" draw:auto-grow-height="false" fo:min-height="0.4909in" fo:min-width="0.490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marker-end="" draw:textarea-horizontal-align="justify" draw:textarea-vertical-align="middle" draw:auto-grow-height="false" fo:min-height="0.4909in" fo:min-width="0.490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textarea-horizontal-align="justify" draw:textarea-vertical-align="middle" draw:auto-grow-height="false" fo:min-height="0.4909in" fo:min-width="0.490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svg:stroke-color="#000000" draw:marker-end="" draw:fill="none" draw:fill-color="#ffffff" fo:min-height="0.454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marker-start="Arrowheads_20_2" draw:marker-end=""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15" style:family="graphic">
      <style:graphic-properties draw:marker-start="" draw:marker-end=""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16" style:family="graphic">
      <style:graphic-properties draw:marker-start="" draw:marker-end="Arrowheads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3 (a)4.1.1 (a)</text:p>
      <text:p text:style-name="P7">(1,2), (2,1), (3,3)</text:p>
      <text:p text:style-name="P7"/>
      <text:p text:style-name="P2">4.1.4 (a)</text:p>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30"><draw:line text:anchor-type="paragraph" draw:z-index="0" draw:name="Line 1" draw:style-name="gr1" draw:text-style-name="P35" svg:x1="0.3366in" svg:y1="0.1071in" svg:x2="2.4102in" svg:y2="0.3724in"><text:p/></draw:line><draw:line text:anchor-type="paragraph" draw:z-index="1" draw:name="Line 2" draw:style-name="gr1" draw:text-style-name="P35" svg:x1="0.3083in" svg:y1="0.0311in" svg:x2="2.3445in" svg:y2="0.6374in"><text:p/></draw:line>000</text:p>
          </table:table-cell>
          <table:table-cell table:style-name="Table1.A1" office:value-type="string">
            <text:p text:style-name="P31"><draw:line text:anchor-type="paragraph" draw:z-index="2" draw:name="Line 3" draw:style-name="gr1" draw:text-style-name="P35" svg:x1="-0.1366in" svg:y1="0.1728in" svg:x2="1.8614in" svg:y2="0.9303in"><text:p/></draw:line></text:p>
          </table:table-cell>
          <table:table-cell table:style-name="Table1.A1" office:value-type="string">
            <text:p text:style-name="P30">000</text:p>
          </table:table-cell>
        </table:table-row>
        <table:table-row>
          <table:table-cell table:style-name="Table1.A1" office:value-type="string">
            <text:p text:style-name="P30"><draw:line text:anchor-type="paragraph" draw:z-index="4" draw:name="Line 5" draw:style-name="gr1" draw:text-style-name="P35" svg:x1="0.3366in" svg:y1="0.0374in" svg:x2="2.3819in" svg:y2="1.174in"><text:p/></draw:line>001</text:p>
          </table:table-cell>
          <table:table-cell table:style-name="Table1.A1" office:value-type="string">
            <text:p text:style-name="P31"/>
          </table:table-cell>
          <table:table-cell table:style-name="Table1.A1" office:value-type="string">
            <text:p text:style-name="P30"><draw:line text:anchor-type="paragraph" draw:z-index="3" draw:name="Line 4" draw:style-name="gr1" draw:text-style-name="P35" svg:x1="-2.1063in" svg:y1="0.1043in" svg:x2="0.0055in" svg:y2="0.928in"><text:p/></draw:line>001</text:p>
          </table:table-cell>
        </table:table-row>
        <table:table-row table:style-name="Table1.3">
          <table:table-cell table:style-name="Table1.A1" office:value-type="string">
            <text:p text:style-name="P30"><draw:line text:anchor-type="paragraph" draw:z-index="5" draw:name="Line 7" draw:style-name="gr1" draw:text-style-name="P35" svg:x1="0.3366in" svg:y1="0.1016in" svg:x2="2.3913in" svg:y2="0.6598in"><text:p/></draw:line><draw:line text:anchor-type="paragraph" draw:z-index="6" draw:name="Line 9" draw:style-name="gr1" draw:text-style-name="P35" svg:x1="0.3366in" svg:y1="0.0445in" svg:x2="2.4012in" svg:y2="1.2189in"><text:p/></draw:line>010</text:p>
          </table:table-cell>
          <table:table-cell table:style-name="Table1.A1" office:value-type="string">
            <text:p text:style-name="P31"/>
          </table:table-cell>
          <table:table-cell table:style-name="Table1.A1" office:value-type="string">
            <text:p text:style-name="P30">010</text:p>
          </table:table-cell>
        </table:table-row>
        <table:table-row>
          <table:table-cell table:style-name="Table1.A1" office:value-type="string">
            <text:p text:style-name="P30"><draw:line text:anchor-type="paragraph" draw:z-index="7" draw:name="Line 6" draw:style-name="gr1" draw:text-style-name="P35" svg:x1="0.3366in" svg:y1="0.1264in" svg:x2="2.3819in" svg:y2="0.6382in"><text:p/></draw:line><draw:line text:anchor-type="paragraph" draw:z-index="8" draw:name="Line 8" draw:style-name="gr1" draw:text-style-name="P35" svg:x1="0.3083in" svg:y1="0.0319in" svg:x2="2.4012in" svg:y2="0.9508in"><text:p/></draw:line>100</text:p>
          </table:table-cell>
          <table:table-cell table:style-name="Table1.A1" office:value-type="string">
            <text:p text:style-name="P31"/>
          </table:table-cell>
          <table:table-cell table:style-name="Table1.A1" office:value-type="string">
            <text:p text:style-name="P30">100</text:p>
          </table:table-cell>
        </table:table-row>
        <table:table-row>
          <table:table-cell table:style-name="Table1.A1" office:value-type="string">
            <text:p text:style-name="P30"><draw:line text:anchor-type="paragraph" draw:z-index="9" draw:name="Line 10" draw:style-name="gr1" draw:text-style-name="P35" svg:x1="0.3083in" svg:y1="0.1236in" svg:x2="2.3819in" svg:y2="0.8811in"><text:p/></draw:line>011</text:p>
          </table:table-cell>
          <table:table-cell table:style-name="Table1.A1" office:value-type="string">
            <text:p text:style-name="P31"/>
          </table:table-cell>
          <table:table-cell table:style-name="Table1.A1" office:value-type="string">
            <text:p text:style-name="P30">011</text:p>
          </table:table-cell>
        </table:table-row>
        <table:table-row>
          <table:table-cell table:style-name="Table1.A1" office:value-type="string">
            <text:p text:style-name="P30"><draw:line text:anchor-type="paragraph" draw:z-index="10" draw:name="Line 11" draw:style-name="gr1" draw:text-style-name="P35" svg:x1="0.3366in" svg:y1="0.102in" svg:x2="2.3819in" svg:y2="0.613in"><text:p/></draw:line>101</text:p>
          </table:table-cell>
          <table:table-cell table:style-name="Table1.A1" office:value-type="string">
            <text:p text:style-name="P31"/>
          </table:table-cell>
          <table:table-cell table:style-name="Table1.A1" office:value-type="string">
            <text:p text:style-name="P30">101</text:p>
          </table:table-cell>
        </table:table-row>
        <table:table-row>
          <table:table-cell table:style-name="Table1.A1" office:value-type="string">
            <text:p text:style-name="P30"><draw:line text:anchor-type="paragraph" draw:z-index="11" draw:name="Line 12" draw:style-name="gr1" draw:text-style-name="P35" svg:x1="0.3366in" svg:y1="0.1465in" svg:x2="2.3819in" svg:y2="0.3449in"><text:p/></draw:line>110</text:p>
          </table:table-cell>
          <table:table-cell table:style-name="Table1.A1" office:value-type="string">
            <text:p text:style-name="P31"/>
          </table:table-cell>
          <table:table-cell table:style-name="Table1.A1" office:value-type="string">
            <text:p text:style-name="P30">110</text:p>
          </table:table-cell>
        </table:table-row>
        <table:table-row>
          <table:table-cell table:style-name="Table1.A1" office:value-type="string">
            <text:p text:style-name="P30">111</text:p>
          </table:table-cell>
          <table:table-cell table:style-name="Table1.A1" office:value-type="string">
            <text:p text:style-name="P31"/>
          </table:table-cell>
          <table:table-cell table:style-name="Table1.A1" office:value-type="string">
            <text:p text:style-name="P30">111</text:p>
          </table:table-cell>
        </table:table-row>
      </table:table>
      <text:p text:style-name="P7"/>
      <text:p text:style-name="P7"/>
      <text:p text:style-name="P2">4.2.1 (b)</text:p>
      <text:p text:style-name="P3"><text:span text:style-name="T1">Reflexive</text:span></text:p>
      <text:p text:style-name="P3"><text:span text:style-name="T2">A</text:span><text:span text:style-name="T1">nti-symmetric</text:span></text:p>
      <text:p text:style-name="P3"><text:span text:style-name="T1">Transitive</text:span></text:p>
      <text:p text:style-name="P3"><text:span text:style-name="T1"/></text:p>
      <text:p text:style-name="P3">4.2.4 (b)</text:p>
      <text:p text:style-name="P8">Anti-reflexive</text:p>
      <text:p text:style-name="P8">Anti-symmetric</text:p>
      <text:p text:style-name="P8">Transitive</text:p>
      <text:p text:style-name="P8"/>
      <text:p text:style-name="P4">4.3.1 (a, b, c, f, h)</text:p>
      <text:p text:style-name="P4"><text:span text:style-name="T1">a) 2</text:span></text:p>
      <text:p text:style-name="P4"><text:span text:style-name="T1"/></text:p>
      <text:p text:style-name="P4"><text:span text:style-name="T1">b) 3</text:span></text:p>
      <text:p text:style-name="P4"><text:span text:style-name="T1"/></text:p>
      <text:p text:style-name="P4"><text:span text:style-name="T1">c) </text:span><text:span text:style-name="T4">b</text:span></text:p>
      <text:p text:style-name="P4"><text:span text:style-name="T1"/></text:p>
      <text:p text:style-name="P4"><text:span text:style-name="T1">f) No, not a walk</text:span></text:p>
      <text:p text:style-name="P4"><text:span text:style-name="T1"/></text:p>
      <text:p text:style-name="P4"><text:span text:style-name="T1">h) It is neither a circuit nor a cycle unless node </text:span><text:span text:style-name="T4">c </text:span><text:span text:style-name="T5">is added to the end of the walk.</text:span></text:p>
      <text:p text:style-name="P4"><text:span text:style-name="T5"/></text:p>
      <text:p text:style-name="P4">4.3.4 (b, d)</text:p>
      <text:p text:style-name="P8">b) &lt;1, 2, 3&gt; This is a path because no vertexes repeat.</text:p>
      <text:p text:style-name="P8"/>
      <text:p text:style-name="P8">d) &lt;1, 2, 3, 1&gt; This is a cycle because it’s a closed walk and the first and last vertexes are the same.</text:p>
      <text:p text:style-name="P8"/>
      <text:p text:style-name="P4">4.4.1 (a, c)</text:p>
      <text:p text:style-name="P8">a) <text:span text:style-name="T6">{(b, d), (b, a)}</text:span></text:p>
      <text:p text:style-name="P8"/>
      <text:p text:style-name="P9">c) {(a, d), (a, a), (c, b), (c, c)}</text:p>
      <text:p text:style-name="P9"/>
      <text:p text:style-name="P6"><draw:custom-shape text:anchor-type="paragraph" draw:z-index="12" draw:name="Shape 1" draw:style-name="gr9" draw:text-style-name="P37" svg:width="0.6941in" svg:height="0.6941in" svg:x="0.0563in" svg:y="0.2445in"><text:p text:style-name="P37"><text:span text:style-name="T11">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 2" draw:style-name="gr9" draw:text-style-name="P37" svg:width="0.6941in" svg:height="0.6941in" svg:x="2.9535in" svg:y="0.198in"><text:p text:style-name="P37"><text:span text:style-name="T11">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3" draw:style-name="gr9" draw:text-style-name="P37" svg:width="0.6941in" svg:height="0.6941in" svg:x="-0.048in" svg:y="2.3937in"><text:p text:style-name="P37"><text:span text:style-name="T11">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 4" draw:style-name="gr10" draw:text-style-name="P37" svg:width="0.6941in" svg:height="0.6941in" svg:x="2.9535in" svg:y="2.3555in"><text:p text:style-name="P37"><text:span text:style-name="T11">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 draw:name="Line 14" draw:style-name="gr1" draw:text-style-name="P35" svg:x1="0.75in" svg:y1="0.8091in" svg:x2="3.0453in" svg:y2="2.4854in"><text:p/></draw:line><draw:line text:anchor-type="paragraph" draw:z-index="17" draw:name="Line 15" draw:style-name="gr16" draw:text-style-name="P35" svg:x1="2.9126in" svg:y1="0.5252in" svg:x2="0.75in" svg:y2="0.5634in"><text:p/></draw:line><draw:line text:anchor-type="paragraph" draw:z-index="18" draw:name="Line 16" draw:style-name="gr4" draw:text-style-name="P35" svg:x1="0.1in" svg:y1="0.4024in" svg:x2="-0.2598in" svg:y2="0.1752in"><text:p/></draw:line><draw:line text:anchor-type="paragraph" draw:z-index="19" draw:name="Line 17" draw:style-name="gr15" draw:text-style-name="P35" svg:x1="-0.4209in" svg:y1="0.4681in" svg:x2="-0.2598in" svg:y2="0.1752in"><text:p/></draw:line><draw:line text:anchor-type="paragraph" draw:z-index="20" draw:name="Line 18" draw:style-name="gr1" draw:text-style-name="P35" svg:x1="-0.4209in" svg:y1="0.4681in" svg:x2="0.0563in" svg:y2="0.6201in"><text:p/></draw:line><text:soft-page-break/>4.4.3 (a)</text:p>
      <text:p text:style-name="P5"/>
      <text:p text:style-name="P6">4.5.1 (a, c)</text:p>
      <text:p text:style-name="P9">a) No, <text:span text:style-name="T7">(a, a) is not in G</text:span><text:span text:style-name="T9">2</text:span></text:p>
      <text:p text:style-name="P9"/>
      <text:p text:style-name="P9"><draw:line text:anchor-type="paragraph" draw:z-index="67" draw:name="Line 35" draw:style-name="gr4" draw:text-style-name="P35" svg:x1="2.9217in" svg:y1="0.3866in" svg:x2="3.1197in" svg:y2="0.1575in"><text:p/></draw:line><draw:line text:anchor-type="paragraph" draw:z-index="68" draw:name="Line 36" draw:style-name="gr4" draw:text-style-name="P35" svg:x1="2.8484in" svg:y1="0.022in" svg:x2="3.1193in" svg:y2="0.1575in"><text:p/></draw:line><draw:line text:anchor-type="paragraph" draw:z-index="69" draw:name="Line 37" draw:style-name="gr7" draw:text-style-name="P35" svg:x1="2.6717in" svg:y1="0.3256in" svg:x2="2.8488in" svg:y2="0.022in"><text:p/></draw:line>c) <text:span text:style-name="T7">No, (g, g) is not in G</text:span><text:span text:style-name="T9">3</text:span></text:p>
      <text:p text:style-name="P9"><draw:custom-shape text:anchor-type="paragraph" draw:z-index="22" draw:name="Shape 6" draw:style-name="gr9" draw:text-style-name="P35" svg:width="0.6941in" svg:height="0.6941in" svg:x="2.3709in" svg:y="0.1339in"><text:p text:style-name="P35">2</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9"/></text:p>
      <text:p text:style-name="P15">4.5.2</text:p>
      <text:p text:style-name="P10"><draw:custom-shape text:anchor-type="paragraph" draw:z-index="21" draw:name="Shape 5" draw:style-name="gr9" draw:text-style-name="P35" svg:width="0.6941in" svg:height="0.6941in" svg:x="-0.1673in" svg:y="0.1772in"><text:p text:style-name="P3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 7" draw:style-name="gr9" draw:text-style-name="P35" svg:width="0.6941in" svg:height="0.6941in" svg:x="1.0543in" svg:y="2.0138in"><text:p text:style-name="P35">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 8" draw:style-name="gr9" draw:text-style-name="P35" svg:width="0.6941in" svg:height="0.6941in" svg:x="3.5638in" svg:y="1.4272in"><text:p text:style-name="P35">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Line 13" draw:style-name="gr1" draw:text-style-name="P35" svg:x1="0.5264in" svg:y1="0.4106in" svg:x2="2.3709in" svg:y2="0.1835in"><text:p/></draw:line><draw:line text:anchor-type="paragraph" draw:z-index="26" draw:name="Line 19" draw:style-name="gr1" draw:text-style-name="P35" svg:x1="3.75in" svg:y1="1.4272in" svg:x2="2.9547in" svg:y2="0.3728in"><text:p/></draw:line><draw:line text:anchor-type="paragraph" draw:z-index="27" draw:name="Line 20" draw:style-name="gr1" draw:text-style-name="P35" svg:x1="1.1461in" svg:y1="2.0681in" svg:x2="0.3035in" svg:y2="0.8083in"><text:p/></draw:line><draw:line text:anchor-type="paragraph" draw:z-index="28" draw:name="Line 21" draw:style-name="gr4" draw:text-style-name="P35" svg:x1="-0.0185in" svg:y1="0.2213in" svg:x2="-0.1984in" svg:y2="0.022in"><text:p/></draw:line><draw:line text:anchor-type="paragraph" draw:z-index="29" draw:name="Line 22" draw:style-name="gr4" draw:text-style-name="P35" svg:x1="-0.3783in" svg:y1="0.2118in" svg:x2="-0.1984in" svg:y2="0.022in"><text:p/></draw:line><draw:line text:anchor-type="paragraph" draw:z-index="30" draw:name="Line 23" draw:style-name="gr1" draw:text-style-name="P35" svg:x1="-0.3783in" svg:y1="0.2118in" svg:x2="-0.1673in" svg:y2="0.3445in"><text:p/></draw:line><draw:frame text:anchor-type="paragraph" draw:z-index="31" draw:name="Text Frame 1" draw:style-name="gr6" draw:text-style-name="P36" svg:width="0.6941in" svg:height="0.6941in" svg:x="-0.2335in" svg:y="3.0083in"><draw:text-box><text:p>G<text:span text:style-name="T8">3</text:span></text:p></draw:text-box></draw:frame><draw:custom-shape text:anchor-type="paragraph" draw:z-index="32" draw:name="Shape 9" draw:style-name="gr12" draw:text-style-name="P35" svg:width="0.6941in" svg:height="0.6941in" svg:x="0.1736in" svg:y="3.4016in"><text:p text:style-name="P3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 10" draw:style-name="gr12" draw:text-style-name="P35" svg:width="0.6941in" svg:height="0.6941in" svg:x="2.7118in" svg:y="3.3583in"><text:p text:style-name="P35">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 11" draw:style-name="gr12" draw:text-style-name="P35" svg:width="0.6941in" svg:height="0.6941in" svg:x="1.3953in" svg:y="5.2382in"><text:p text:style-name="P35">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 12" draw:style-name="gr12" draw:text-style-name="P35" svg:width="0.6941in" svg:height="0.6941in" svg:x="3.9047in" svg:y="4.6516in"><text:p text:style-name="P35">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Line 24" draw:style-name="gr1" draw:text-style-name="P35" svg:x1="0.8673in" svg:y1="3.7421in" svg:x2="2.7118in" svg:y2="3.7228in"><text:p/></draw:line><draw:line text:anchor-type="paragraph" draw:z-index="37" draw:name="Line 25" draw:style-name="gr1" draw:text-style-name="P35" svg:x1="3.9051in" svg:y1="4.8882in" svg:x2="0.8244in" svg:y2="3.922in"><text:p/></draw:line><draw:line text:anchor-type="paragraph" draw:z-index="38" draw:name="Line 26" draw:style-name="gr4" draw:text-style-name="P35" svg:x1="0.3791in" svg:y1="3.4016in" svg:x2="0.0665in" svg:y2="3.2591in"><text:p/></draw:line><draw:line text:anchor-type="paragraph" draw:z-index="39" draw:name="Line 27" draw:style-name="gr4" draw:text-style-name="P35" svg:x1="-0.0756in" svg:y1="3.4957in" svg:x2="0.0669in" svg:y2="3.2591in"><text:p/></draw:line><draw:line text:anchor-type="paragraph" draw:z-index="40" draw:name="Line 28" draw:style-name="gr7" draw:text-style-name="P35" svg:x1="0.2465in" svg:y1="3.6185in" svg:x2="-0.0756in" svg:y2="3.4957in"><text:p/></draw:line><draw:line text:anchor-type="paragraph" draw:z-index="41" draw:name="Line 29" draw:style-name="gr4" draw:text-style-name="P35" svg:x1="1.515in" svg:y1="5.3236in" svg:x2="1.1457in" svg:y2="5.0492in"><text:p/></draw:line><draw:line text:anchor-type="paragraph" draw:z-index="42" draw:name="Line 30" draw:style-name="gr4" draw:text-style-name="P35" svg:x1="0.9472in" svg:y1="5.3138in" svg:x2="1.1457in" svg:y2="5.0492in"><text:p/></draw:line><draw:line text:anchor-type="paragraph" draw:z-index="43" draw:name="Line 31" draw:style-name="gr14" draw:text-style-name="P35" svg:x1="1.3953in" svg:y1="5.4563in" svg:x2="0.9472in" svg:y2="5.3138in"><text:p/></draw:line><draw:frame text:anchor-type="paragraph" draw:z-index="44" draw:name="Text Frame 2" draw:style-name="gr6" draw:text-style-name="P36" svg:width="0.6941in" svg:height="0.6941in" svg:x="-0.2335in" svg:y="3.0083in"><draw:text-box><text:p>G<text:span text:style-name="T8">3</text:span></text:p></draw:text-box></draw:frame><draw:frame text:anchor-type="paragraph" draw:z-index="45" draw:name="Text Frame 3" draw:style-name="gr6" draw:text-style-name="P36" svg:width="0.6941in" svg:height="0.6941in" svg:x="-0.2335in" svg:y="3.0083in"><draw:text-box><text:p>G<text:span text:style-name="T8">3</text:span></text:p></draw:text-box></draw:frame><draw:frame text:anchor-type="paragraph" draw:z-index="46" draw:name="Text Frame 4" draw:style-name="gr6" draw:text-style-name="P36" svg:width="0.6941in" svg:height="0.6941in" svg:x="-0.2335in" svg:y="3.0083in"><draw:text-box><text:p>G<text:span text:style-name="T8">3</text:span></text:p></draw:text-box></draw:frame><draw:frame text:anchor-type="paragraph" draw:z-index="47" draw:name="Text Frame 5" draw:style-name="gr13" draw:text-style-name="P36" svg:width="0.578in" svg:height="0.4551in" svg:x="-0.2839in" svg:y="6.0047in"><draw:text-box><text:p>G<text:span text:style-name="T8">4</text:span></text:p></draw:text-box></draw:frame><draw:custom-shape text:anchor-type="paragraph" draw:z-index="48" draw:name="Shape 13" draw:style-name="gr12" draw:text-style-name="P35" svg:width="0.6941in" svg:height="0.6941in" svg:x="0.1736in" svg:y="3.4016in"><text:p text:style-name="P3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 14" draw:style-name="gr12" draw:text-style-name="P35" svg:width="0.6941in" svg:height="0.6941in" svg:x="2.7118in" svg:y="3.3583in"><text:p text:style-name="P35">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 15" draw:style-name="gr12" draw:text-style-name="P35" svg:width="0.6941in" svg:height="0.6941in" svg:x="1.3953in" svg:y="5.2382in"><text:p text:style-name="P35">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 16" draw:style-name="gr12" draw:text-style-name="P35" svg:width="0.6941in" svg:height="0.6941in" svg:x="3.9047in" svg:y="4.6516in"><text:p text:style-name="P35">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 17" draw:style-name="gr12" draw:text-style-name="P35" svg:width="0.6941in" svg:height="0.6941in" svg:x="0.1736in" svg:y="3.4016in"><text:p text:style-name="P3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 18" draw:style-name="gr12" draw:text-style-name="P35" svg:width="0.6941in" svg:height="0.6941in" svg:x="2.7118in" svg:y="3.3583in"><text:p text:style-name="P35">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 19" draw:style-name="gr12" draw:text-style-name="P35" svg:width="0.6941in" svg:height="0.6941in" svg:x="1.3953in" svg:y="5.2382in"><text:p text:style-name="P35">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 20" draw:style-name="gr12" draw:text-style-name="P35" svg:width="0.6941in" svg:height="0.6941in" svg:x="3.9047in" svg:y="4.6516in"><text:p text:style-name="P35">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 21" draw:style-name="gr12" draw:text-style-name="P35" svg:width="0.6941in" svg:height="0.6941in" svg:x="0.1736in" svg:y="3.4016in"><text:p text:style-name="P3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 22" draw:style-name="gr12" draw:text-style-name="P35" svg:width="0.6941in" svg:height="0.6941in" svg:x="2.7118in" svg:y="3.3583in"><text:p text:style-name="P35">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 23" draw:style-name="gr12" draw:text-style-name="P35" svg:width="0.6941in" svg:height="0.6941in" svg:x="1.3953in" svg:y="5.2382in"><text:p text:style-name="P35">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 24" draw:style-name="gr12" draw:text-style-name="P35" svg:width="0.6941in" svg:height="0.6941in" svg:x="3.9047in" svg:y="4.6516in"><text:p text:style-name="P35">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 25" draw:style-name="gr11" draw:text-style-name="P35" svg:width="0.6941in" svg:height="0.6941in" svg:x="0.2937in" svg:y="6.4307in"><text:p text:style-name="P3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 26" draw:style-name="gr11" draw:text-style-name="P35" svg:width="0.6941in" svg:height="0.6941in" svg:x="2.8319in" svg:y="6.3874in"><text:p text:style-name="P35">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 27" draw:style-name="gr11" draw:text-style-name="P35" svg:width="0.6941in" svg:height="0.6941in" svg:x="1.5154in" svg:y="8.2673in"><text:p text:style-name="P35">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 28" draw:style-name="gr11" draw:text-style-name="P35" svg:width="0.6941in" svg:height="0.6941in" svg:x="4.0252in" svg:y="7.6807in"><text:p text:style-name="P35">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Line 32" draw:style-name="gr4" draw:text-style-name="P35" svg:x1="0.3902in" svg:y1="6.5307in" svg:x2="0.0882in" svg:y2="6.3535in"><text:p/></draw:line><draw:line text:anchor-type="paragraph" draw:z-index="65" draw:name="Line 33" draw:style-name="gr4" draw:text-style-name="P35" svg:x1="-0.0992in" svg:y1="6.6138in" svg:x2="0.0882in" svg:y2="6.3535in"><text:p/></draw:line><draw:line text:anchor-type="paragraph" draw:z-index="66" draw:name="Line 34" draw:style-name="gr7" draw:text-style-name="P35" svg:x1="0.2937in" svg:y1="6.739in" svg:x2="-0.0992in" svg:y2="6.6138in"><text:p/></draw:line><draw:line text:anchor-type="paragraph" draw:z-index="70" draw:name="Line 38" draw:style-name="gr4" draw:text-style-name="P35" svg:x1="3.4882in" svg:y1="6.5091in" svg:x2="3.6862in" svg:y2="6.2799in"><text:p/></draw:line><draw:line text:anchor-type="paragraph" draw:z-index="71" draw:name="Line 39" draw:style-name="gr4" draw:text-style-name="P35" svg:x1="3.4154in" svg:y1="6.1445in" svg:x2="3.6862in" svg:y2="6.2799in"><text:p/></draw:line><draw:line text:anchor-type="paragraph" draw:z-index="72" draw:name="Line 40" draw:style-name="gr7" draw:text-style-name="P35" svg:x1="3.2382in" svg:y1="6.448in" svg:x2="3.4154in" svg:y2="6.1445in"><text:p/></draw:line><draw:line text:anchor-type="paragraph" draw:z-index="73" draw:name="Line 41" draw:style-name="gr1" draw:text-style-name="P35" svg:x1="4.1571in" svg:y1="7.7354in" svg:x2="3.4161in" svg:y2="6.9717in"><text:p/></draw:line><draw:line text:anchor-type="paragraph" draw:z-index="74" draw:name="Line 42" draw:style-name="gr1" draw:text-style-name="P35" svg:x1="1.6339in" svg:y1="8.2673in" svg:x2="0.8118in" svg:y2="7.052in"><text:p/></draw:line><draw:line text:anchor-type="paragraph" draw:z-index="75" draw:name="Line 43" draw:style-name="gr1" draw:text-style-name="P35" svg:x1="0.9874in" svg:y1="6.7744in" svg:x2="2.8319in" svg:y2="6.7398in"><text:p/></draw:line><draw:line text:anchor-type="paragraph" draw:z-index="76" draw:name="Line 44" draw:style-name="gr1" draw:text-style-name="P35" svg:x1="2.8319in" svg:y1="6.9252in" svg:x2="0.9874in" svg:y2="6.937in"><text:p/></draw:line><draw:line text:anchor-type="paragraph" draw:z-index="77" draw:name="Line 45" draw:style-name="gr1" draw:text-style-name="P35" svg:x1="0.6965in" svg:y1="7.1244in" svg:x2="1.5154in" svg:y2="8.4646in"><text:p/></draw:line><draw:line text:anchor-type="paragraph" draw:z-index="78" draw:name="Line 46" draw:style-name="gr1" draw:text-style-name="P35" svg:x1="2.0508in" svg:y1="8.2673in" svg:x2="3.0228in" svg:y2="7.0811in"><text:p/></draw:line><draw:line text:anchor-type="paragraph" draw:z-index="79" draw:name="Line 47" draw:style-name="gr1" draw:text-style-name="P35" svg:x1="2.9071in" svg:y1="7.0063in" svg:x2="1.9118in" svg:y2="8.2673in"><text:p/></draw:line><draw:line text:anchor-type="paragraph" draw:z-index="80" draw:name="Line 48" draw:style-name="gr1" draw:text-style-name="P35" svg:x1="2.5598in" svg:y1="0.4445in" svg:x2="1.5063in" svg:y2="2.0764in"><text:p/></draw:line><draw:line text:anchor-type="paragraph" draw:z-index="81" draw:name="Line 49" draw:style-name="gr1" draw:text-style-name="P35" svg:x1="2.7118in" svg:y1="3.5228in" svg:x2="0.8673in" svg:y2="3.6154in"><text:p/></draw:line><draw:line text:anchor-type="paragraph" draw:z-index="82" draw:name="Line 50" draw:style-name="gr1" draw:text-style-name="P35" svg:x1="1.8882in" svg:y1="5.2382in" svg:x2="2.8492in" svg:y2="3.9972in"><text:p/></draw:line><draw:line text:anchor-type="paragraph" draw:z-index="83" draw:name="Line 51" draw:style-name="gr4" draw:text-style-name="P35" svg:x1="3.4882in" svg:y1="6.5091in" svg:x2="3.6862in" svg:y2="6.2799in"><text:p/></draw:line><draw:line text:anchor-type="paragraph" draw:z-index="84" draw:name="Line 52" draw:style-name="gr4" draw:text-style-name="P35" svg:x1="3.4154in" svg:y1="6.1445in" svg:x2="3.6862in" svg:y2="6.2799in"><text:p/></draw:line><draw:line text:anchor-type="paragraph" draw:z-index="85" draw:name="Line 53" draw:style-name="gr7" draw:text-style-name="P35" svg:x1="3.2382in" svg:y1="6.448in" svg:x2="3.4154in" svg:y2="6.1445in"><text:p/></draw:line><draw:line text:anchor-type="paragraph" draw:z-index="86" draw:name="Line 54" draw:style-name="gr4" draw:text-style-name="P35" svg:x1="3.4882in" svg:y1="6.5091in" svg:x2="3.6862in" svg:y2="6.2799in"><text:p/></draw:line><draw:line text:anchor-type="paragraph" draw:z-index="87" draw:name="Line 55" draw:style-name="gr4" draw:text-style-name="P35" svg:x1="3.4154in" svg:y1="6.1445in" svg:x2="3.6862in" svg:y2="6.2799in"><text:p/></draw:line><draw:line text:anchor-type="paragraph" draw:z-index="88" draw:name="Line 56" draw:style-name="gr7" draw:text-style-name="P35" svg:x1="3.2382in" svg:y1="6.448in" svg:x2="3.4154in" svg:y2="6.1445in"><text:p/></draw:line><draw:line text:anchor-type="paragraph" draw:z-index="89" draw:name="Line 57" draw:style-name="gr4" draw:text-style-name="P35" svg:x1="3.4882in" svg:y1="6.5091in" svg:x2="3.6862in" svg:y2="6.2799in"><text:p/></draw:line><draw:line text:anchor-type="paragraph" draw:z-index="90" draw:name="Line 58" draw:style-name="gr4" draw:text-style-name="P35" svg:x1="3.4154in" svg:y1="6.1445in" svg:x2="3.6862in" svg:y2="6.2799in"><text:p/></draw:line><draw:line text:anchor-type="paragraph" draw:z-index="91" draw:name="Line 59" draw:style-name="gr7" draw:text-style-name="P35" svg:x1="3.2382in" svg:y1="6.448in" svg:x2="3.4154in" svg:y2="6.1445in"><text:p/></draw:line><draw:line text:anchor-type="paragraph" draw:z-index="92" draw:name="Line 60" draw:style-name="gr4" draw:text-style-name="P35" svg:x1="3.4882in" svg:y1="6.5091in" svg:x2="3.6862in" svg:y2="6.2799in"><text:p/></draw:line><draw:line text:anchor-type="paragraph" draw:z-index="93" draw:name="Line 61" draw:style-name="gr4" draw:text-style-name="P35" svg:x1="3.4154in" svg:y1="6.1445in" svg:x2="3.6862in" svg:y2="6.2799in"><text:p/></draw:line><draw:line text:anchor-type="paragraph" draw:z-index="94" draw:name="Line 62" draw:style-name="gr7" draw:text-style-name="P35" svg:x1="3.2382in" svg:y1="6.448in" svg:x2="3.4154in" svg:y2="6.1445in"><text:p/></draw:line><draw:line text:anchor-type="paragraph" draw:z-index="95" draw:name="Line 63" draw:style-name="gr4" draw:text-style-name="P35" svg:x1="3.4882in" svg:y1="6.5091in" svg:x2="3.6862in" svg:y2="6.2799in"><text:p/></draw:line><draw:line text:anchor-type="paragraph" draw:z-index="96" draw:name="Line 64" draw:style-name="gr4" draw:text-style-name="P35" svg:x1="3.4154in" svg:y1="6.1445in" svg:x2="3.6862in" svg:y2="6.2799in"><text:p/></draw:line><draw:line text:anchor-type="paragraph" draw:z-index="97" draw:name="Line 65" draw:style-name="gr7" draw:text-style-name="P35" svg:x1="3.2382in" svg:y1="6.448in" svg:x2="3.4154in" svg:y2="6.1445in"><text:p/></draw:line><draw:line text:anchor-type="paragraph" draw:z-index="98" draw:name="Line 66" draw:style-name="gr4" draw:text-style-name="P35" svg:x1="3.3035in" svg:y1="3.4528in" svg:x2="3.5016in" svg:y2="3.2236in"><text:p/></draw:line><draw:line text:anchor-type="paragraph" draw:z-index="99" draw:name="Line 67" draw:style-name="gr4" draw:text-style-name="P35" svg:x1="3.2307in" svg:y1="3.0882in" svg:x2="3.5016in" svg:y2="3.2236in"><text:p/></draw:line><draw:line text:anchor-type="paragraph" draw:z-index="100" draw:name="Line 68" draw:style-name="gr7" draw:text-style-name="P35" svg:x1="3.0535in" svg:y1="3.3917in" svg:x2="3.2307in" svg:y2="3.0882in"><text:p/></draw:line><draw:line text:anchor-type="paragraph" draw:z-index="101" draw:name="Line 69" draw:style-name="gr1" draw:text-style-name="P35" svg:x1="4.0252in" svg:y1="8.1283in" svg:x2="2.2091in" svg:y2="8.5331in"><text:p/></draw:line>G<text:span text:style-name="T8">2</text:span></text:p>
      <text:p text:style-name="P11"><draw:custom-shape text:anchor-type="paragraph" draw:z-index="102" draw:name="Shape 29" draw:style-name="gr10" draw:text-style-name="P35" svg:width="0.6941in" svg:height="0.6941in" svg:x="0.1874in" svg:y="0.3665in"><text:p text:style-name="P3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 30" draw:style-name="gr10" draw:text-style-name="P35" svg:width="0.6941in" svg:height="0.6941in" svg:x="2.7256in" svg:y="0.3236in"><text:p text:style-name="P35">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 draw:name="Shape 31" draw:style-name="gr10" draw:text-style-name="P35" svg:width="0.6941in" svg:height="0.6941in" svg:x="1.4091in" svg:y="2.2035in"><text:p text:style-name="P35">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 32" draw:style-name="gr10" draw:text-style-name="P35" svg:width="0.6941in" svg:height="0.6941in" svg:x="3.9189in" svg:y="1.6165in"><text:p text:style-name="P35">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6" draw:name="Line 70" draw:style-name="gr1" draw:text-style-name="P35" svg:x1="0.9236in" svg:y1="0.6866in" svg:x2="2.7256in" svg:y2="0.7386in"><text:p/></draw:line><draw:line text:anchor-type="paragraph" draw:z-index="107" draw:name="Horizontal line 1" draw:style-name="gr1" draw:text-style-name="P35" svg:x1="2.7256in" svg:y1="0.5528in" svg:x2="0.8201in" svg:y2="0.5528in"><text:p/></draw:line><draw:line text:anchor-type="paragraph" draw:z-index="108" draw:name="Line 71" draw:style-name="gr1" draw:text-style-name="P35" svg:x1="0.7272in" svg:y1="1.0602in" svg:x2="1.5008in" svg:y2="2.3059in"><text:p/></draw:line><draw:line text:anchor-type="paragraph" draw:z-index="109" draw:name="Line 72" draw:style-name="gr1" draw:text-style-name="P35" svg:x1="1.6146in" svg:y1="2.2035in" svg:x2="0.8098in" svg:y2="0.9862in"><text:p/></draw:line><draw:line text:anchor-type="paragraph" draw:z-index="110" draw:name="Line 73" draw:style-name="gr1" draw:text-style-name="P35" svg:x1="3.9189in" svg:y1="2.1516in" svg:x2="2.1028in" svg:y2="2.5232in"><text:p/></draw:line><draw:line text:anchor-type="paragraph" draw:z-index="111" draw:name="Line 74" draw:style-name="gr1" draw:text-style-name="P35" svg:x1="2.0272in" svg:y1="2.2654in" svg:x2="2.9035in" svg:y2="0.9453in"><text:p/></draw:line><draw:line text:anchor-type="paragraph" draw:z-index="112" draw:name="Line 75" draw:style-name="gr1" draw:text-style-name="P35" svg:x1="2.726in" svg:y1="0.9453in" svg:x2="1.9134in" svg:y2="2.2035in"><text:p/></draw:line><draw:line text:anchor-type="paragraph" draw:z-index="113" draw:name="Line 76" draw:style-name="gr1" draw:text-style-name="P35" svg:x1="3.9185in" svg:y1="1.8118in" svg:x2="0.8811in" svg:y2="0.8425in"><text:p/></draw:line><draw:line text:anchor-type="paragraph" draw:z-index="114" draw:name="Line 77" draw:style-name="gr1" draw:text-style-name="P35" svg:x1="4.1in" svg:y1="1.6169in" svg:x2="3.3161in" svg:y2="0.9252in"><text:p/></draw:line><draw:line text:anchor-type="paragraph" draw:z-index="115" draw:name="Line 78" draw:style-name="gr4" draw:text-style-name="P35" svg:x1="0.3181in" svg:y1="0.4555in" svg:x2="0.0161in" svg:y2="0.2783in"><text:p/></draw:line><draw:line text:anchor-type="paragraph" draw:z-index="116" draw:name="Line 79" draw:style-name="gr4" draw:text-style-name="P35" svg:x1="-0.1717in" svg:y1="0.5386in" svg:x2="0.0157in" svg:y2="0.2783in"><text:p/></draw:line><draw:line text:anchor-type="paragraph" draw:z-index="117" draw:name="Line 80" draw:style-name="gr7" draw:text-style-name="P35" svg:x1="0.2213in" svg:y1="0.6642in" svg:x2="-0.1717in" svg:y2="0.539in"><text:p/></draw:line><draw:line text:anchor-type="paragraph" draw:z-index="118" draw:name="Line 81" draw:style-name="gr4" draw:text-style-name="P35" svg:x1="1.5563in" svg:y1="2.4362in" svg:x2="1.2543in" svg:y2="2.2591in"><text:p/></draw:line><draw:line text:anchor-type="paragraph" draw:z-index="119" draw:name="Line 82" draw:style-name="gr4" draw:text-style-name="P35" svg:x1="1.0665in" svg:y1="2.5193in" svg:x2="1.2539in" svg:y2="2.2591in"><text:p/></draw:line><draw:line text:anchor-type="paragraph" draw:z-index="120" draw:name="Line 83" draw:style-name="gr7" draw:text-style-name="P35" svg:x1="1.4594in" svg:y1="2.6445in" svg:x2="1.0665in" svg:y2="2.5193in"><text:p/></draw:line><draw:line text:anchor-type="paragraph" draw:z-index="121" draw:name="Line 84" draw:style-name="gr4" draw:text-style-name="P35" svg:x1="3.3035in" svg:y1="0.413in" svg:x2="3.5016in" svg:y2="0.1839in"><text:p/></draw:line><draw:line text:anchor-type="paragraph" draw:z-index="122" draw:name="Line 85" draw:style-name="gr4" draw:text-style-name="P35" svg:x1="3.2307in" svg:y1="0.0484in" svg:x2="3.5016in" svg:y2="0.1839in"><text:p/></draw:line><draw:line text:anchor-type="paragraph" draw:z-index="123" draw:name="Line 86" draw:style-name="gr7" draw:text-style-name="P35" svg:x1="3.0535in" svg:y1="0.352in" svg:x2="3.2307in" svg:y2="0.0484in"><text:p/></draw:line>G<text:span text:style-name="T8">+</text:span></text:p>
      <text:p text:style-name="P17"/>
      <text:p text:style-name="P16"><draw:custom-shape text:anchor-type="paragraph" draw:z-index="124" draw:name="Shape 33" draw:style-name="gr9" draw:text-style-name="P35" svg:width="0.6941in" svg:height="0.6941in" svg:x="0.0429in" svg:y="0.2846in"><text:p text:style-name="P35">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 34" draw:style-name="gr9" draw:text-style-name="P35" svg:width="0.6941in" svg:height="0.6941in" svg:x="2.4701in" svg:y="0.0319in"><text:p text:style-name="P35">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 35" draw:style-name="gr9" draw:text-style-name="P35" svg:width="0.6941in" svg:height="0.6941in" svg:x="0.5118in" svg:y="2.1181in"><text:p text:style-name="P35">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 36" draw:style-name="gr8" draw:text-style-name="P35" svg:width="0.6941in" svg:height="0.6941in" svg:x="2.939in" svg:y="1.5244in"><text:p text:style-name="P35">4</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8" draw:name="Line 87" draw:style-name="gr1" draw:text-style-name="P35" svg:x1="0.7366in" svg:y1="0.7256in" svg:x2="2.4701in" svg:y2="0.4965in"><text:p/></draw:line><draw:line text:anchor-type="paragraph" draw:z-index="129" draw:name="Line 88" draw:style-name="gr1" draw:text-style-name="P35" svg:x1="2.4701in" svg:y1="0.1839in" svg:x2="0.6717in" svg:y2="0.4858in"><text:p/></draw:line><draw:line text:anchor-type="paragraph" draw:z-index="130" draw:name="Line 89" draw:style-name="gr1" draw:text-style-name="P35" svg:x1="1.0984in" svg:y1="2.2154in" svg:x2="2.6402in" svg:y2="0.6217in"><text:p/></draw:line><draw:line text:anchor-type="paragraph" draw:z-index="131" draw:name="Line 90" draw:style-name="gr1" draw:text-style-name="P35" svg:x1="2.939in" svg:y1="2.0693in" svg:x2="1.2055in" svg:y2="2.413in"><text:p/></draw:line><draw:line text:anchor-type="paragraph" draw:z-index="132" draw:name="Line 91" draw:style-name="gr1" draw:text-style-name="P35" svg:x1="0.7134in" svg:y1="2.1181in" svg:x2="0.4634in" svg:y2="0.9783in"><text:p/></draw:line><draw:line text:anchor-type="paragraph" draw:z-index="133" draw:name="Line 92" draw:style-name="gr1" draw:text-style-name="P35" svg:x1="3.2339in" svg:y1="1.524in" svg:x2="2.9319in" svg:y2="0.6866in"><text:p/></draw:line><draw:line text:anchor-type="paragraph" draw:z-index="134" draw:name="Line 93" draw:style-name="gr1" draw:text-style-name="P35" svg:x1="2.939in" svg:y1="1.7362in" svg:x2="0.6819in" svg:y2="0.8508in"><text:p/></draw:line><draw:line text:anchor-type="paragraph" draw:z-index="135" draw:name="Line 94" draw:style-name="gr4" draw:text-style-name="P35" svg:x1="0.1201in" svg:y1="0.3819in" svg:x2="-0.1819in" svg:y2="0.2047in"><text:p/></draw:line><draw:line text:anchor-type="paragraph" draw:z-index="136" draw:name="Line 95" draw:style-name="gr4" draw:text-style-name="P35" svg:x1="-0.3693in" svg:y1="0.465in" svg:x2="-0.1819in" svg:y2="0.2047in"><text:p/></draw:line><draw:line text:anchor-type="paragraph" draw:z-index="137" draw:name="Line 96" draw:style-name="gr7" draw:text-style-name="P35" svg:x1="0.0236in" svg:y1="0.5906in" svg:x2="-0.3693in" svg:y2="0.4654in"><text:p/></draw:line><draw:line text:anchor-type="paragraph" draw:z-index="138" draw:name="Line 97" draw:style-name="gr4" draw:text-style-name="P35" svg:x1="3.1366in" svg:y1="0.3965in" svg:x2="3.3346in" svg:y2="0.1673in"><text:p/></draw:line><draw:line text:anchor-type="paragraph" draw:z-index="139" draw:name="Line 98" draw:style-name="gr4" draw:text-style-name="P35" svg:x1="3.0638in" svg:y1="0.0319in" svg:x2="3.3346in" svg:y2="0.1673in"><text:p/></draw:line><draw:line text:anchor-type="paragraph" draw:z-index="140" draw:name="Line 99" draw:style-name="gr7" draw:text-style-name="P35" svg:x1="2.8866in" svg:y1="0.3354in" svg:x2="3.0638in" svg:y2="0.0319in"><text:p/></draw:line>4.5.3 (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4.5.4 (c, e)</text:p>
      <text:p text:style-name="P12">c) Yes, there’s a closed walk of length 3</text:p>
      <text:p text:style-name="P12"/>
      <text:p text:style-name="P12">e) Yes, there is a walk of length 5 from vertex 2 to 3</text:p>
      <text:p text:style-name="P12"/>
      <text:p text:style-name="P18">4.6.1</text:p>
      <text:p text:style-name="P12">Adjacency Matrix:</text:p>
      <table:table table:name="Table2" table:style-name="Table2">
        <table:table-column table:style-name="Table2.A"/>
        <table:table-column table:style-name="Table2.B" table:number-columns-repeated="3"/>
        <table:table-row>
          <table:table-cell table:style-name="Table2.A1" office:value-type="string">
            <text:p text:style-name="P32">0</text:p>
          </table:table-cell>
          <table:table-cell table:style-name="Table2.A1" office:value-type="string">
            <text:p text:style-name="P32">1</text:p>
          </table:table-cell>
          <table:table-cell table:style-name="Table2.A1" office:value-type="string">
            <text:p text:style-name="P32">0</text:p>
          </table:table-cell>
          <table:table-cell table:style-name="Table2.D1" office:value-type="string">
            <text:p text:style-name="P32">0</text:p>
          </table:table-cell>
        </table:table-row>
        <table:table-row>
          <table:table-cell table:style-name="Table2.A2" office:value-type="string">
            <text:p text:style-name="P32">0</text:p>
          </table:table-cell>
          <table:table-cell table:style-name="Table2.A2" office:value-type="string">
            <text:p text:style-name="P32">0</text:p>
          </table:table-cell>
          <table:table-cell table:style-name="Table2.A2" office:value-type="string">
            <text:p text:style-name="P32">1</text:p>
          </table:table-cell>
          <table:table-cell table:style-name="Table2.D2" office:value-type="string">
            <text:p text:style-name="P32">0</text:p>
          </table:table-cell>
        </table:table-row>
        <table:table-row>
          <table:table-cell table:style-name="Table2.A2" office:value-type="string">
            <text:p text:style-name="P32">0</text:p>
          </table:table-cell>
          <table:table-cell table:style-name="Table2.A2" office:value-type="string">
            <text:p text:style-name="P32">0</text:p>
          </table:table-cell>
          <table:table-cell table:style-name="Table2.A2" office:value-type="string">
            <text:p text:style-name="P32">0</text:p>
          </table:table-cell>
          <table:table-cell table:style-name="Table2.D2" office:value-type="string">
            <text:p text:style-name="P32">1</text:p>
          </table:table-cell>
        </table:table-row>
        <table:table-row>
          <table:table-cell table:style-name="Table2.A2" office:value-type="string">
            <text:p text:style-name="P32">0</text:p>
          </table:table-cell>
          <table:table-cell table:style-name="Table2.A2" office:value-type="string">
            <text:p text:style-name="P32">1</text:p>
          </table:table-cell>
          <table:table-cell table:style-name="Table2.A2" office:value-type="string">
            <text:p text:style-name="P32">0</text:p>
          </table:table-cell>
          <table:table-cell table:style-name="Table2.D2" office:value-type="string">
            <text:p text:style-name="P32">0</text:p>
          </table:table-cell>
        </table:table-row>
      </table:table>
      <text:p text:style-name="P18"/>
      <text:p text:style-name="P12">G<text:span text:style-name="T8">2</text:span> Matrix:</text:p>
      <table:table table:name="Table3" table:style-name="Table3">
        <table:table-column table:style-name="Table3.A"/>
        <table:table-column table:style-name="Table3.B" table:number-columns-repeated="3"/>
        <table:table-row>
          <table:table-cell table:style-name="Table3.A1" office:value-type="string">
            <text:p text:style-name="P32">0</text:p>
          </table:table-cell>
          <table:table-cell table:style-name="Table3.A1" office:value-type="string">
            <text:p text:style-name="P32">0</text:p>
          </table:table-cell>
          <table:table-cell table:style-name="Table3.A1" office:value-type="string">
            <text:p text:style-name="P32">1</text:p>
          </table:table-cell>
          <table:table-cell table:style-name="Table3.D1" office:value-type="string">
            <text:p text:style-name="P32">0</text:p>
          </table:table-cell>
        </table:table-row>
        <table:table-row>
          <table:table-cell table:style-name="Table3.A2" office:value-type="string">
            <text:p text:style-name="P32">0</text:p>
          </table:table-cell>
          <table:table-cell table:style-name="Table3.A2" office:value-type="string">
            <text:p text:style-name="P32">0</text:p>
          </table:table-cell>
          <table:table-cell table:style-name="Table3.A2" office:value-type="string">
            <text:p text:style-name="P32">0</text:p>
          </table:table-cell>
          <table:table-cell table:style-name="Table3.D2" office:value-type="string">
            <text:p text:style-name="P32">1</text:p>
          </table:table-cell>
        </table:table-row>
        <table:table-row>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0</text:p>
          </table:table-cell>
          <table:table-cell table:style-name="Table3.D2" office:value-type="string">
            <text:p text:style-name="P33">0</text:p>
          </table:table-cell>
        </table:table-row>
        <table:table-row>
          <table:table-cell table:style-name="Table3.A2" office:value-type="string">
            <text:p text:style-name="P33">0</text:p>
          </table:table-cell>
          <table:table-cell table:style-name="Table3.A2" office:value-type="string">
            <text:p text:style-name="P33">0</text:p>
          </table:table-cell>
          <table:table-cell table:style-name="Table3.A2" office:value-type="string">
            <text:p text:style-name="P33">1</text:p>
          </table:table-cell>
          <table:table-cell table:style-name="Table3.D2" office:value-type="string">
            <text:p text:style-name="P33">0</text:p>
          </table:table-cell>
        </table:table-row>
      </table:table>
      <text:p text:style-name="P12"/>
      <text:p text:style-name="P13">G<text:span text:style-name="T8">3 </text:span>Matrix:</text:p>
      <table:table table:name="Table4" table:style-name="Table4">
        <table:table-column table:style-name="Table4.A"/>
        <table:table-column table:style-name="Table4.B" table:number-columns-repeated="3"/>
        <table:table-row>
          <table:table-cell table:style-name="Table4.A1" office:value-type="string">
            <text:p text:style-name="P33">0</text:p>
          </table:table-cell>
          <table:table-cell table:style-name="Table4.A1" office:value-type="string">
            <text:p text:style-name="P33">0</text:p>
          </table:table-cell>
          <table:table-cell table:style-name="Table4.A1" office:value-type="string">
            <text:p text:style-name="P33">0</text:p>
          </table:table-cell>
          <table:table-cell table:style-name="Table4.D1" office:value-type="string">
            <text:p text:style-name="P33">1</text:p>
          </table:table-cell>
        </table:table-row>
        <table:table-row>
          <table:table-cell table:style-name="Table4.A2" office:value-type="string">
            <text:p text:style-name="P33">0</text:p>
          </table:table-cell>
          <table:table-cell table:style-name="Table4.A2" office:value-type="string">
            <text:p text:style-name="P33">1</text:p>
          </table:table-cell>
          <table:table-cell table:style-name="Table4.A2" office:value-type="string">
            <text:p text:style-name="P33">0</text:p>
          </table:table-cell>
          <table:table-cell table:style-name="Table4.D2" office:value-type="string">
            <text:p text:style-name="P33">0</text:p>
          </table:table-cell>
        </table:table-row>
        <table:table-row>
          <table:table-cell table:style-name="Table4.A2" office:value-type="string">
            <text:p text:style-name="P33">0</text:p>
          </table:table-cell>
          <table:table-cell table:style-name="Table4.A2" office:value-type="string">
            <text:p text:style-name="P33">0</text:p>
          </table:table-cell>
          <table:table-cell table:style-name="Table4.A2" office:value-type="string">
            <text:p text:style-name="P33">1</text:p>
          </table:table-cell>
          <table:table-cell table:style-name="Table4.D2" office:value-type="string">
            <text:p text:style-name="P33">0</text:p>
          </table:table-cell>
        </table:table-row>
        <table:table-row>
          <table:table-cell table:style-name="Table4.A2" office:value-type="string">
            <text:p text:style-name="P33">0</text:p>
          </table:table-cell>
          <table:table-cell table:style-name="Table4.A2" office:value-type="string">
            <text:p text:style-name="P33">0</text:p>
          </table:table-cell>
          <table:table-cell table:style-name="Table4.A2" office:value-type="string">
            <text:p text:style-name="P33">0</text:p>
          </table:table-cell>
          <table:table-cell table:style-name="Table4.D2" office:value-type="string">
            <text:p text:style-name="P33">1</text:p>
          </table:table-cell>
        </table:table-row>
      </table:table>
      <text:p text:style-name="P13"/>
      <text:p text:style-name="P13">G<text:span text:style-name="T8">4</text:span> Matrix:</text:p>
      <table:table table:name="Table5" table:style-name="Table5">
        <table:table-column table:style-name="Table5.A"/>
        <table:table-column table:style-name="Table5.B" table:number-columns-repeated="3"/>
        <table:table-row>
          <table:table-cell table:style-name="Table5.A1" office:value-type="string">
            <text:p text:style-name="P33">0</text:p>
          </table:table-cell>
          <table:table-cell table:style-name="Table5.A1" office:value-type="string">
            <text:p text:style-name="P33">1</text:p>
          </table:table-cell>
          <table:table-cell table:style-name="Table5.A1" office:value-type="string">
            <text:p text:style-name="P33">0</text:p>
          </table:table-cell>
          <table:table-cell table:style-name="Table5.D1" office:value-type="string">
            <text:p text:style-name="P33">0</text:p>
          </table:table-cell>
        </table:table-row>
        <table:table-row>
          <table:table-cell table:style-name="Table5.A2" office:value-type="string">
            <text:p text:style-name="P33">0</text:p>
          </table:table-cell>
          <table:table-cell table:style-name="Table5.A2" office:value-type="string">
            <text:p text:style-name="P33">0</text:p>
          </table:table-cell>
          <table:table-cell table:style-name="Table5.A2" office:value-type="string">
            <text:p text:style-name="P33">1</text:p>
          </table:table-cell>
          <table:table-cell table:style-name="Table5.D2" office:value-type="string">
            <text:p text:style-name="P33">0</text:p>
          </table:table-cell>
        </table:table-row>
        <table:table-row>
          <table:table-cell table:style-name="Table5.A2" office:value-type="string">
            <text:p text:style-name="P33">0</text:p>
          </table:table-cell>
          <table:table-cell table:style-name="Table5.A2" office:value-type="string">
            <text:p text:style-name="P33">0</text:p>
          </table:table-cell>
          <table:table-cell table:style-name="Table5.A2" office:value-type="string">
            <text:p text:style-name="P33">0</text:p>
          </table:table-cell>
          <table:table-cell table:style-name="Table5.D2" office:value-type="string">
            <text:p text:style-name="P33">1</text:p>
          </table:table-cell>
        </table:table-row>
        <table:table-row>
          <table:table-cell table:style-name="Table5.A2" office:value-type="string">
            <text:p text:style-name="P33">0</text:p>
          </table:table-cell>
          <table:table-cell table:style-name="Table5.A2" office:value-type="string">
            <text:p text:style-name="P33">1</text:p>
          </table:table-cell>
          <table:table-cell table:style-name="Table5.A2" office:value-type="string">
            <text:p text:style-name="P33">0</text:p>
          </table:table-cell>
          <table:table-cell table:style-name="Table5.D2" office:value-type="string">
            <text:p text:style-name="P33">0</text:p>
          </table:table-cell>
        </table:table-row>
      </table:table>
      <text:p text:style-name="P13"/>
      <text:p text:style-name="P13">G<text:span text:style-name="T8">+</text:span> Matrix:</text:p>
      <table:table table:name="Table6" table:style-name="Table6">
        <table:table-column table:style-name="Table6.A"/>
        <table:table-column table:style-name="Table6.B" table:number-columns-repeated="3"/>
        <table:table-row>
          <table:table-cell table:style-name="Table6.A1" office:value-type="string">
            <text:p text:style-name="P34">0</text:p>
          </table:table-cell>
          <table:table-cell table:style-name="Table6.A1" office:value-type="string">
            <text:p text:style-name="P34">1</text:p>
          </table:table-cell>
          <table:table-cell table:style-name="Table6.A1" office:value-type="string">
            <text:p text:style-name="P34">1</text:p>
          </table:table-cell>
          <table:table-cell table:style-name="Table6.D1" office:value-type="string">
            <text:p text:style-name="P34">1</text:p>
          </table:table-cell>
        </table:table-row>
        <table:table-row>
          <table:table-cell table:style-name="Table6.A2" office:value-type="string">
            <text:p text:style-name="P34">0</text:p>
          </table:table-cell>
          <table:table-cell table:style-name="Table6.A2" office:value-type="string">
            <text:p text:style-name="P34">1</text:p>
          </table:table-cell>
          <table:table-cell table:style-name="Table6.A2" office:value-type="string">
            <text:p text:style-name="P34">1</text:p>
          </table:table-cell>
          <table:table-cell table:style-name="Table6.D2" office:value-type="string">
            <text:p text:style-name="P34">1</text:p>
          </table:table-cell>
        </table:table-row>
        <table:table-row>
          <table:table-cell table:style-name="Table6.A2" office:value-type="string">
            <text:p text:style-name="P34">0</text:p>
          </table:table-cell>
          <table:table-cell table:style-name="Table6.A2" office:value-type="string">
            <text:p text:style-name="P34">1</text:p>
          </table:table-cell>
          <table:table-cell table:style-name="Table6.A2" office:value-type="string">
            <text:p text:style-name="P34">1</text:p>
          </table:table-cell>
          <table:table-cell table:style-name="Table6.D2" office:value-type="string">
            <text:p text:style-name="P34">1</text:p>
          </table:table-cell>
        </table:table-row>
        <table:table-row>
          <table:table-cell table:style-name="Table6.A2" office:value-type="string">
            <text:p text:style-name="P34">0</text:p>
          </table:table-cell>
          <table:table-cell table:style-name="Table6.A2" office:value-type="string">
            <text:p text:style-name="P34">1</text:p>
          </table:table-cell>
          <table:table-cell table:style-name="Table6.A2" office:value-type="string">
            <text:p text:style-name="P34">1</text:p>
          </table:table-cell>
          <table:table-cell table:style-name="Table6.D2" office:value-type="string">
            <text:p text:style-name="P34">1</text:p>
          </table:table-cell>
        </table:table-row>
      </table:table>
      <text:p text:style-name="P13"/>
      <text:p text:style-name="P19">4.6.3 (a, d)</text:p>
      <text:p text:style-name="P20"><text:span text:style-name="T1">a) Vertex 2, 4, and 5</text:span></text:p>
      <text:p text:style-name="P20"><text:span text:style-name="T1"/></text:p>
      <text:p text:style-name="P20"><text:span text:style-name="T1">d) Yes, because (2, 2) is a walk in 3 steps</text:span></text:p>
      <text:p text:style-name="P20"><text:span text:style-name="T1"/></text:p>
      <text:p text:style-name="P20">4.7.1</text:p>
      <text:p text:style-name="P14">a) <text:span text:style-name="T3">J, I, A, F</text:span></text:p>
      <text:p text:style-name="P14"><text:span text:style-name="T3"/></text:p>
      <text:p text:style-name="P21">b) <text:span text:style-name="T3">J, H, D, G</text:span></text:p>
      <text:p text:style-name="P21"><text:span text:style-name="T3"/></text:p>
      <text:p text:style-name="P21">c) (<text:span text:style-name="T3">A, D), (G, F), (D, B), (H, I)</text:span></text:p>
      <text:p text:style-name="P21"><text:span text:style-name="T3"/></text:p>
      <text:p text:style-name="P22"><text:span text:style-name="T3"/></text:p>
      <text:p text:style-name="P26"><draw:custom-shape text:anchor-type="paragraph" draw:z-index="141" draw:name="Shape 37" draw:style-name="gr5" draw:text-style-name="P35" svg:width="0.3543in" svg:height="0.3543in" svg:x="0.661in" svg:y="1.0453in"><text:p text:style-name="P35">x</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 38" draw:style-name="gr5" draw:text-style-name="P35" svg:width="0.3543in" svg:height="0.3543in" svg:x="1.3693in" svg:y="1.0346in"><text:p text:style-name="P35">y</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43" draw:name="Text Frame 6" draw:style-name="gr6" draw:text-style-name="P36" svg:width="0.6941in" svg:height="0.6941in" svg:x="1.1472in" svg:y="1.8543in"><draw:text-box><text:p>Ø</text:p></draw:text-box></draw:frame><draw:custom-shape text:anchor-type="paragraph" draw:z-index="144" draw:name="Shape 39" draw:style-name="gr5" draw:text-style-name="P35" svg:width="0.3543in" svg:height="0.3543in" svg:x="1.0256in" svg:y="0.4516in"><text:p text:style-name="P35">x, y</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5" draw:name="Line 100" draw:style-name="gr4" draw:text-style-name="P35" svg:x1="1.1472in" svg:y1="1.8539in" svg:x2="0.911in" svg:y2="1.3992in"><text:p/></draw:line><draw:line text:anchor-type="paragraph" draw:z-index="146" draw:name="Line 101" draw:style-name="gr4" draw:text-style-name="P35" svg:x1="1.2445in" svg:y1="1.8543in" svg:x2="1.4945in" svg:y2="1.389in"><text:p/></draw:line><draw:line text:anchor-type="paragraph" draw:z-index="147" draw:name="Line 102" draw:style-name="gr4" draw:text-style-name="P35" svg:x1="1.4421in" svg:y1="1.0346in" svg:x2="1.2965in" svg:y2="0.8055in"><text:p/></draw:line><draw:line text:anchor-type="paragraph" draw:z-index="148" draw:name="Line 103" draw:style-name="gr4" draw:text-style-name="P35" svg:x1="0.8799in" svg:y1="1.0453in" svg:x2="1.078in" svg:y2="0.8055in"><text:p/></draw:line>4.7.2 (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4.8.1 (a)</text:p>
      <text:p text:style-name="P23">Strict order and total order. It is a strict order because it is transitive (Bake &lt; Cake, Cake &lt; Take, therefore Back &lt; Take) and Anti-reflexive because no word of the same spelling is compared to itself. It is a total order because every word is comparable to every other word since only one word can come before it and only one word can come after it (except for the first and last word).</text:p>
      <text:p text:style-name="P23"/>
      <text:p text:style-name="P27">4.8.2 (a)</text:p>
      <text:p text:style-name="P23">{b, d, c, f, e, a, g}</text:p>
      <text:p text:style-name="P23">{b, f, d, c, e, a, g}</text:p>
      <text:p text:style-name="P23"/>
      <text:p text:style-name="P27">4.8.4 (a)</text:p>
      <text:p text:style-name="P24"><draw:custom-shape text:anchor-type="paragraph" draw:z-index="149" draw:name="Shape 40" draw:style-name="gr3" draw:text-style-name="P35" svg:width="0.3441in" svg:height="0.3441in" svg:x="0.328in" svg:y="1.3866in"><text:p text:style-name="P35">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 41" draw:style-name="gr3" draw:text-style-name="P35" svg:width="0.3441in" svg:height="0.3441in" svg:x="1.2547in" svg:y="0.7098in"><text:p text:style-name="P35">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1" draw:name="Shape 42" draw:style-name="gr3" draw:text-style-name="P35" svg:width="0.3441in" svg:height="0.3441in" svg:x="1.3071in" svg:y="2.1472in"><text:p text:style-name="P35">c</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Shape 43" draw:style-name="gr3" draw:text-style-name="P35" svg:width="0.3441in" svg:height="0.3441in" svg:x="2.2654in" svg:y="1.3972in"><text:p text:style-name="P35">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 44" draw:style-name="gr2" draw:text-style-name="P35" svg:width="0.3441in" svg:height="0.3441in" svg:x="4.0465in" svg:y="1.4181in"><text:p text:style-name="P35">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4" draw:name="Line 104" draw:style-name="gr1" draw:text-style-name="P35" svg:x1="1.2551in" svg:y1="0.9701in" svg:x2="0.6717in" svg:y2="1.4701in"><text:p/></draw:line><draw:line text:anchor-type="paragraph" draw:z-index="155" draw:name="Line 105" draw:style-name="gr1" draw:text-style-name="P35" svg:x1="1.3071in" svg:y1="2.2094in" svg:x2="0.6717in" svg:y2="1.6575in"><text:p/></draw:line><draw:line text:anchor-type="paragraph" draw:z-index="156" draw:name="Line 106" draw:style-name="gr1" draw:text-style-name="P35" svg:x1="1.5984in" svg:y1="1.0016in" svg:x2="2.265in" svg:y2="1.4913in"><text:p/></draw:line><draw:line text:anchor-type="paragraph" draw:z-index="157" draw:name="Line 107" draw:style-name="gr1" draw:text-style-name="P35" svg:x1="2.3382in" svg:y1="1.7409in" svg:x2="1.6508in" svg:y2="2.2098in"><text:p/></draw:line><draw:line text:anchor-type="paragraph" draw:z-index="158" draw:name="Line 108" draw:style-name="gr1" draw:text-style-name="P35" svg:x1="1.6508in" svg:y1="2.3555in" svg:x2="4.0465in" svg:y2="1.6992in"><text:p/></draw:line><draw:line text:anchor-type="paragraph" draw:z-index="159" draw:name="Line 109" draw:style-name="gr1" draw:text-style-name="P35" svg:x1="2.6091in" svg:y1="1.5638in" svg:x2="4.0465in" svg:y2="1.5846in"><text:p/></draw:line><draw:line text:anchor-type="paragraph" draw:z-index="160" draw:name="Line 110" draw:style-name="gr1" draw:text-style-name="P35" svg:x1="1.5984in" svg:y1="0.8972in" svg:x2="4.0465in" svg:y2="1.4181in"><text:p/></draw:line><draw:line text:anchor-type="paragraph" draw:z-index="161" draw:name="Line 111" draw:style-name="gr1" draw:text-style-name="P35" svg:x1="1.4425in" svg:y1="1.0535in" svg:x2="1.4843in" svg:y2="2.1472in"><text:p/></draw:line>The graph is acyclic.</text:p>
      <text:p text:style-name="P24"/>
      <text:p text:style-name="P24">Transitive closure <text:span text:style-name="T10">graph</text:span>:</text:p>
      <text:p text:style-name="P24"/>
      <text:p text:style-name="P24"/>
      <text:p text:style-name="P24"/>
      <text:p text:style-name="P24"/>
      <text:p text:style-name="P24"/>
      <text:p text:style-name="P24"><draw:line text:anchor-type="paragraph" draw:z-index="162" draw:name="Horizontal line 2" draw:style-name="gr1" draw:text-style-name="P35" svg:x1="2.2654in" svg:y1="0.0516in" svg:x2="0.6717in" svg:y2="0.0516in"><text:p/></draw:line></text:p>
      <text:p text:style-name="P24"/>
      <text:p text:style-name="P24"/>
      <text:p text:style-name="P24"/>
      <text:p text:style-name="P24"/>
      <text:p text:style-name="P24"/>
      <text:p text:style-name="P28">4.9.1 (b)</text:p>
      <text:p text:style-name="P24">This is an equivalence relation. It is reflexive, because an individual as the same mother as him/herself. It is symmetric because a boy is a <text:span text:style-name="T10">sibling</text:span> to his sister and a girl is a <text:span text:style-name="T10">sibling </text:span>to her brother, given the same mother. It is transitive because anyone with the same mother <text:span text:style-name="T10">are</text:span> automatically each other’s sibling<text:span text:style-name="T10">s</text:span>. Partitions are formed around different mothers in this domain.</text:p>
      <text:p text:style-name="P24"/>
      <text:p text:style-name="P28">4.9.2</text:p>
      <text:p text:style-name="P29">Partitions of <text:span text:style-name="T3">S</text:span></text:p>
      <text:p text:style-name="P25">Remainder 0: {44, 56, 4}</text:p>
      <text:p text:style-name="P25">Remainder 1: {13, 17}</text:p>
      <text:p text:style-name="P25">Remainder 2: {2, 34}</text:p>
      <text:p text:style-name="P25">Remainder 3: {7, 99, 3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7 20 13" svg:d="M0 20l10-13 10 13z"/>
    <draw:marker draw:name="Arrowheads_20_2" draw:display-name="Arrowheads 2" svg:viewBox="0 826 1131 754" svg:d="M566 826l-566 754 114-85 136-68 148-46 161-17 161 13 153 46 140 68 118 89z"/>
    <draw:marker draw:name="Arrowheads_20_3" draw:display-name="Arrowheads 3" svg:viewBox="0 0 20 13" svg:d="M0 13l10-13 10 13z"/>
    <draw:marker draw:name="Arrowheads_20_4" draw:display-name="Arrowheads 4" svg:viewBox="0 7 20 13" svg:d="M0 20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20:35:33.642309621</meta:creation-date>
    <dc:date>2024-10-02T23:24:26.223209464</dc:date>
    <meta:editing-duration>PT14M49S</meta:editing-duration>
    <meta:editing-cycles>2</meta:editing-cycles>
    <meta:generator>LibreOffice/24.2.5.2$Linux_X86_64 LibreOffice_project/bffef4ea93e59bebbeaf7f431bb02b1a39ee8a59</meta:generator>
    <meta:document-statistic meta:table-count="6" meta:image-count="0" meta:object-count="0" meta:page-count="7" meta:paragraph-count="160" meta:word-count="501" meta:character-count="2050" meta:non-whitespace-character-count="1709"/>
  </office:meta>
</office:document-meta>
</file>